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5ce" officeooo:paragraph-rsid="001575c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75ce" officeooo:paragraph-rsid="001575ce" style:font-weight-asian="bold" style:font-weight-complex="bold"/>
    </style:style>
    <style:style style:name="P3" style:family="paragraph" style:parent-style-name="Standard">
      <style:text-properties officeooo:rsid="0016e952" officeooo:paragraph-rsid="0016e952"/>
    </style:style>
    <style:style style:name="P4" style:family="paragraph" style:parent-style-name="Standard">
      <style:text-properties officeooo:rsid="001980af" officeooo:paragraph-rsid="001980af"/>
    </style:style>
    <style:style style:name="P5" style:family="paragraph" style:parent-style-name="Standard">
      <style:text-properties officeooo:rsid="001cd321" officeooo:paragraph-rsid="001cd321"/>
    </style:style>
    <style:style style:name="P6" style:family="paragraph" style:parent-style-name="Standard">
      <style:text-properties officeooo:rsid="002056bd" officeooo:paragraph-rsid="002056b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6e952"/>
    </style:style>
    <style:style style:name="T3" style:family="text">
      <style:text-properties officeooo:rsid="001a8247"/>
    </style:style>
    <style:style style:name="T4" style:family="text">
      <style:text-properties officeooo:rsid="001e2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are Juliette</text:p>
      <text:p text:style-name="P1">Sag Özgür</text:p>
      <text:p text:style-name="P1"/>
      <text:p text:style-name="P2"><text:span text:style-name="T1">Partie 1</text:span> </text:p>
      <text:p text:style-name="P1"/>
      <text:p text:style-name="P1">Le lancement du programme se fait avec un <text:span text:style-name="T2">paramètre</text:span> correspondant au nombre de processeurs. </text:p>
      <text:p text:style-name="P3">Les tests sont effectués sur le même tableau [12, 9, 4, 7, 16, 18, 12] de sept éléments.</text:p>
      <text:p text:style-name="P1"/>
      <text:p text:style-name="P4">1. Partitionnement</text:p>
      <text:p text:style-name="P4">Pour paralléliser le partitionnement, <text:span text:style-name="T3">nous avons parallélisé la boucle qui permet de parcourir le tableau pour augmenter de 1 les éléments des tableaux s et r à l’indice i.</text:span></text:p>
      <text:p text:style-name="P4"/>
      <text:p text:style-name="P5">2. SommePrefixe</text:p>
      <text:p text:style-name="P5">Nous avons utilisé les tasks pour paralléliser le travail à effectuer. <text:span text:style-name="T4">L</text:span>a somme à l’indice i se fait par les threads esclaves auxquels le thread maître distribue le travail.</text:p>
      <text:p text:style-name="P5"/>
      <text:p text:style-name="P6">3. Réarrangement</text:p>
      <text:p text:style-name="P6">C’est à cette étape que nous avons compris qu’il fallait effectuer des swaps sur les valeurs lors du partitionn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19:35.694513127</meta:creation-date>
    <dc:date>2019-12-16T10:58:13.049246741</dc:date>
    <meta:editing-duration>PT7M3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21" meta:character-count="724" meta:non-whitespace-character-count="612"/>
  </office:meta>
</office:document-meta>
</file>